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IZA CCARHUACHIN NAYSHA LUCE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OAIZA CCARHUACHIN, NAYSHA LUCE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7488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ONDORI QUISPE, EDEHS YONI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83125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9:41:3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